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fo:break-before="page" table:align="margins"/>
    </style:style>
    <style:style style:name="Table1.A" style:family="table-column">
      <style:table-column-properties style:column-width="2.3083in" style:rel-column-width="21845*"/>
    </style:style>
    <style:style style:name="Table1.B" style:family="table-column">
      <style:table-column-properties style:column-width="4.6167in" style:rel-column-width="43690*"/>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3" style:family="table">
      <style:table-properties style:width="3.3854in" table:align="margins"/>
    </style:style>
    <style:style style:name="Table3.A" style:family="table-column">
      <style:table-column-properties style:column-width="3.3854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3.3868in" table:align="margins"/>
    </style:style>
    <style:style style:name="Table4.A" style:family="table-column">
      <style:table-column-properties style:column-width="3.3868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officeooo:paragraph-rsid="000a17fc"/>
    </style:style>
    <style:style style:name="P2" style:family="paragraph" style:parent-style-name="Standard">
      <style:paragraph-properties fo:text-align="start" style:justify-single-word="false"/>
      <style:text-properties officeooo:paragraph-rsid="0010a7a8"/>
    </style:style>
    <style:style style:name="P3" style:family="paragraph" style:parent-style-name="Standard">
      <style:paragraph-properties fo:text-align="start" style:justify-single-word="false"/>
      <style:text-properties officeooo:paragraph-rsid="0016bde1"/>
    </style:style>
    <style:style style:name="P4" style:family="paragraph" style:parent-style-name="Standard">
      <style:paragraph-properties fo:text-align="start" style:justify-single-word="false"/>
      <style:text-properties officeooo:paragraph-rsid="0021fe7a"/>
    </style:style>
    <style:style style:name="P5" style:family="paragraph" style:parent-style-name="Standard">
      <style:paragraph-properties fo:text-align="start" style:justify-single-word="false"/>
      <style:text-properties officeooo:paragraph-rsid="0024f2ac"/>
    </style:style>
    <style:style style:name="P6" style:family="paragraph" style:parent-style-name="Standard">
      <style:paragraph-properties fo:text-align="start" style:justify-single-word="false"/>
      <style:text-properties officeooo:paragraph-rsid="002a558a"/>
    </style:style>
    <style:style style:name="P7" style:family="paragraph" style:parent-style-name="Standard">
      <style:paragraph-properties fo:text-align="start" style:justify-single-word="false"/>
      <style:text-properties officeooo:paragraph-rsid="000becc4"/>
    </style:style>
    <style:style style:name="P8" style:family="paragraph" style:parent-style-name="Standard">
      <style:paragraph-properties fo:text-align="end" style:justify-single-word="false"/>
      <style:text-properties officeooo:rsid="00098371" officeooo:paragraph-rsid="00098371"/>
    </style:style>
    <style:style style:name="P9" style:family="paragraph" style:parent-style-name="Standard">
      <style:paragraph-properties fo:text-align="start" style:justify-single-word="false"/>
      <style:text-properties officeooo:rsid="0009c8b4" officeooo:paragraph-rsid="0009c8b4"/>
    </style:style>
    <style:style style:name="P10" style:family="paragraph" style:parent-style-name="Standard">
      <style:paragraph-properties fo:text-align="start" style:justify-single-word="false"/>
      <style:text-properties officeooo:rsid="000becc4" officeooo:paragraph-rsid="000a17fc"/>
    </style:style>
    <style:style style:name="P11" style:family="paragraph" style:parent-style-name="Standard">
      <style:paragraph-properties fo:text-align="start" style:justify-single-word="false"/>
      <style:text-properties officeooo:rsid="000becc4" officeooo:paragraph-rsid="000becc4"/>
    </style:style>
    <style:style style:name="P12" style:family="paragraph" style:parent-style-name="Standard">
      <style:paragraph-properties fo:text-align="start" style:justify-single-word="false"/>
      <style:text-properties officeooo:rsid="0016bde1" officeooo:paragraph-rsid="0016bde1"/>
    </style:style>
    <style:style style:name="P13" style:family="paragraph" style:parent-style-name="Standard">
      <style:paragraph-properties fo:text-align="start" style:justify-single-word="false"/>
      <style:text-properties officeooo:rsid="0017211d" officeooo:paragraph-rsid="0017211d"/>
    </style:style>
    <style:style style:name="P14" style:family="paragraph" style:parent-style-name="Standard">
      <style:paragraph-properties fo:text-align="start" style:justify-single-word="false"/>
      <style:text-properties fo:font-weight="bold" officeooo:paragraph-rsid="00232e23" style:font-weight-asian="bold" style:font-weight-complex="bold"/>
    </style:style>
    <style:style style:name="P15" style:family="paragraph" style:parent-style-name="Standard">
      <style:paragraph-properties fo:text-align="center" style:justify-single-word="false"/>
      <style:text-properties fo:font-weight="bold" officeooo:paragraph-rsid="0029e826" style:font-weight-asian="bold" style:font-weight-complex="bold"/>
    </style:style>
    <style:style style:name="P16" style:family="paragraph" style:parent-style-name="Standard">
      <style:paragraph-properties fo:text-align="start" style:justify-single-word="false"/>
      <style:text-properties fo:font-weight="bold" officeooo:rsid="0009c8b4" officeooo:paragraph-rsid="002cd481" style:font-weight-asian="bold" style:font-weight-complex="bold"/>
    </style:style>
    <style:style style:name="P17" style:family="paragraph" style:parent-style-name="Standard">
      <style:paragraph-properties fo:text-align="start" style:justify-single-word="false"/>
      <style:text-properties fo:font-weight="bold" officeooo:rsid="0009c8b4" officeooo:paragraph-rsid="002d4147" style:font-weight-asian="bold" style:font-weight-complex="bold"/>
    </style:style>
    <style:style style:name="P18" style:family="paragraph" style:parent-style-name="Table_20_Contents">
      <style:paragraph-properties fo:text-align="start" style:justify-single-word="false"/>
      <style:text-properties officeooo:paragraph-rsid="001362f6"/>
    </style:style>
    <style:style style:name="P19" style:family="paragraph" style:parent-style-name="Table_20_Contents">
      <style:paragraph-properties fo:text-align="start" style:justify-single-word="false"/>
      <style:text-properties officeooo:paragraph-rsid="0016bde1"/>
    </style:style>
    <style:style style:name="P20" style:family="paragraph" style:parent-style-name="Table_20_Contents">
      <style:paragraph-properties fo:text-align="start" style:justify-single-word="false"/>
      <style:text-properties officeooo:rsid="001362f6" officeooo:paragraph-rsid="001362f6"/>
    </style:style>
    <style:style style:name="P21" style:family="paragraph" style:parent-style-name="Table_20_Contents">
      <style:paragraph-properties fo:text-align="start" style:justify-single-word="false"/>
      <style:text-properties officeooo:rsid="0016bde1" officeooo:paragraph-rsid="0016bde1"/>
    </style:style>
    <style:style style:name="P22" style:family="paragraph" style:parent-style-name="Standard">
      <style:paragraph-properties fo:text-align="start" style:justify-single-word="false" fo:padding="0.0291in" fo:border-left="none" fo:border-right="none" fo:border-top="none" fo:border-bottom="0.06pt solid #000000" style:join-border="false"/>
      <style:text-properties officeooo:paragraph-rsid="0021fe7a"/>
    </style:style>
    <style:style style:name="P23" style:family="paragraph" style:parent-style-name="Standard">
      <style:paragraph-properties fo:text-align="start" style:justify-single-word="false" fo:padding="0.0291in" fo:border-left="none" fo:border-right="none" fo:border-top="none" fo:border-bottom="0.06pt solid #000000" style:join-border="false"/>
      <style:text-properties officeooo:paragraph-rsid="002d4147"/>
    </style:style>
    <style:style style:name="P24" style:family="paragraph" style:parent-style-name="Standard">
      <style:paragraph-properties fo:text-align="start" style:justify-single-word="false" fo:break-before="page" fo:padding="0.0291in" fo:border-left="none" fo:border-right="none" fo:border-top="none" fo:border-bottom="0.06pt solid #000000" style:join-border="false"/>
      <style:text-properties officeooo:paragraph-rsid="0021fe7a"/>
    </style:style>
    <style:style style:name="P25" style:family="paragraph" style:parent-style-name="Standard">
      <style:paragraph-properties fo:text-align="start" style:justify-single-word="false"/>
      <style:text-properties style:text-position="0% 100%" officeooo:rsid="0024f2ac" officeooo:paragraph-rsid="00232e23"/>
    </style:style>
    <style:style style:name="P26" style:family="paragraph" style:parent-style-name="Standard">
      <style:paragraph-properties fo:text-align="start" style:justify-single-word="false"/>
      <style:text-properties style:text-position="0% 100%" officeooo:rsid="0024f2ac" officeooo:paragraph-rsid="0024f2ac"/>
    </style:style>
    <style:style style:name="P27" style:family="paragraph" style:parent-style-name="Standard">
      <style:paragraph-properties fo:text-align="start" style:justify-single-word="false"/>
      <style:text-properties style:text-position="0% 100%" officeooo:rsid="0028136f" officeooo:paragraph-rsid="0024f2ac"/>
    </style:style>
    <style:style style:name="P28" style:family="paragraph" style:parent-style-name="Standard">
      <style:paragraph-properties fo:text-align="start" style:justify-single-word="false"/>
      <style:text-properties style:text-position="0% 100%" officeooo:rsid="0029e826" officeooo:paragraph-rsid="002a558a"/>
    </style:style>
    <style:style style:name="P29" style:family="paragraph" style:parent-style-name="Standard">
      <style:paragraph-properties fo:text-align="start" style:justify-single-word="false"/>
      <style:text-properties style:text-position="0% 100%" officeooo:rsid="0029e826" officeooo:paragraph-rsid="0029e826"/>
    </style:style>
    <style:style style:name="P30" style:family="paragraph" style:parent-style-name="Standard">
      <style:paragraph-properties fo:text-align="start" style:justify-single-word="false"/>
      <style:text-properties style:text-position="0% 100%" officeooo:rsid="00300c4a" officeooo:paragraph-rsid="00300c4a"/>
    </style:style>
    <style:style style:name="P31" style:family="paragraph" style:parent-style-name="Standard">
      <style:paragraph-properties fo:text-align="start" style:justify-single-word="false"/>
      <style:text-properties style:text-position="0% 100%" officeooo:rsid="002e2635" officeooo:paragraph-rsid="0029e826"/>
    </style:style>
    <style:style style:name="P32" style:family="paragraph" style:parent-style-name="Standard">
      <style:paragraph-properties fo:text-align="start" style:justify-single-word="false"/>
      <style:text-properties style:text-position="0% 100%" officeooo:rsid="002e2635" officeooo:paragraph-rsid="002e2635"/>
    </style:style>
    <style:style style:name="P33" style:family="paragraph" style:parent-style-name="Standard">
      <style:paragraph-properties fo:text-align="start" style:justify-single-word="false"/>
      <style:text-properties style:text-position="0% 100%" officeooo:rsid="002dd6a0" officeooo:paragraph-rsid="002dd6a0"/>
    </style:style>
    <style:style style:name="P34" style:family="paragraph" style:parent-style-name="Standard">
      <style:paragraph-properties fo:text-align="start" style:justify-single-word="false"/>
      <style:text-properties style:text-position="0% 100%" fo:font-weight="bold" officeooo:rsid="002dd6a0" officeooo:paragraph-rsid="0031e3c5" style:font-weight-asian="bold" style:font-weight-complex="bold"/>
    </style:style>
    <style:style style:name="P35" style:family="paragraph" style:parent-style-name="Standard">
      <style:paragraph-properties fo:text-align="start" style:justify-single-word="false"/>
      <style:text-properties style:text-position="0% 100%" fo:font-weight="normal" officeooo:rsid="002dd6a0" officeooo:paragraph-rsid="0031e3c5" style:font-weight-asian="normal" style:font-weight-complex="normal"/>
    </style:style>
    <style:style style:name="P36" style:family="paragraph" style:parent-style-name="Standard">
      <style:paragraph-properties fo:text-align="start" style:justify-single-word="false"/>
      <style:text-properties style:text-position="0% 100%" fo:font-weight="normal" officeooo:rsid="002dd6a0" officeooo:paragraph-rsid="0032135a" style:font-weight-asian="normal" style:font-weight-complex="normal"/>
    </style:style>
    <style:style style:name="P37" style:family="paragraph" style:parent-style-name="Standard" style:list-style-name="L5">
      <style:paragraph-properties fo:text-align="start" style:justify-single-word="false"/>
      <style:text-properties officeooo:paragraph-rsid="0032135a"/>
    </style:style>
    <style:style style:name="P38" style:family="paragraph" style:parent-style-name="Standard" style:list-style-name="L5">
      <style:paragraph-properties fo:text-align="start" style:justify-single-word="false"/>
      <style:text-properties officeooo:paragraph-rsid="0037c1c1"/>
    </style:style>
    <style:style style:name="P39" style:family="paragraph" style:parent-style-name="Standard" style:list-style-name="L5">
      <style:paragraph-properties fo:text-align="start" style:justify-single-word="false"/>
      <style:text-properties officeooo:paragraph-rsid="003830db"/>
    </style:style>
    <style:style style:name="P40" style:family="paragraph" style:parent-style-name="Standard" style:list-style-name="L5">
      <style:paragraph-properties fo:text-align="start" style:justify-single-word="false"/>
      <style:text-properties officeooo:paragraph-rsid="003b0884"/>
    </style:style>
    <style:style style:name="P41" style:family="paragraph" style:parent-style-name="Standard" style:list-style-name="L5">
      <style:paragraph-properties fo:text-align="start" style:justify-single-word="false"/>
      <style:text-properties fo:font-size="12pt" officeooo:paragraph-rsid="0032eb02" style:font-size-asian="10.5pt" style:font-size-complex="12pt"/>
    </style:style>
    <style:style style:name="P42" style:family="paragraph" style:parent-style-name="Standard">
      <style:paragraph-properties fo:text-align="start" style:justify-single-word="false" fo:break-before="page" fo:padding="0.0291in" fo:border-left="none" fo:border-right="none" fo:border-top="none" fo:border-bottom="0.06pt solid #000000" style:join-border="false"/>
      <style:text-properties officeooo:paragraph-rsid="0031e3c5"/>
    </style:style>
    <style:style style:name="P43" style:family="paragraph" style:parent-style-name="Table_20_Contents">
      <style:paragraph-properties fo:text-align="center" style:justify-single-word="false"/>
      <style:text-properties officeooo:rsid="0029e826" officeooo:paragraph-rsid="0029e826"/>
    </style:style>
    <style:style style:name="P44" style:family="paragraph" style:parent-style-name="Table_20_Contents">
      <style:paragraph-properties fo:text-align="start" style:justify-single-word="false"/>
      <style:text-properties officeooo:rsid="0029e826" officeooo:paragraph-rsid="0029e826"/>
    </style:style>
    <style:style style:name="T1" style:family="text">
      <style:text-properties officeooo:rsid="000a17fc"/>
    </style:style>
    <style:style style:name="T2" style:family="text">
      <style:text-properties officeooo:rsid="000becc4"/>
    </style:style>
    <style:style style:name="T3" style:family="text">
      <style:text-properties officeooo:rsid="000c70c9"/>
    </style:style>
    <style:style style:name="T4" style:family="text">
      <style:text-properties officeooo:rsid="000e6940"/>
    </style:style>
    <style:style style:name="T5" style:family="text">
      <style:text-properties officeooo:rsid="000ecbac"/>
    </style:style>
    <style:style style:name="T6" style:family="text">
      <style:text-properties officeooo:rsid="0011b297"/>
    </style:style>
    <style:style style:name="T7" style:family="text">
      <style:text-properties officeooo:rsid="001362f6"/>
    </style:style>
    <style:style style:name="T8" style:family="text">
      <style:text-properties officeooo:rsid="001530fd"/>
    </style:style>
    <style:style style:name="T9" style:family="text">
      <style:text-properties officeooo:rsid="0016bde1"/>
    </style:style>
    <style:style style:name="T10" style:family="text">
      <style:text-properties officeooo:rsid="0017211d"/>
    </style:style>
    <style:style style:name="T11" style:family="text">
      <style:text-properties officeooo:rsid="00173064"/>
    </style:style>
    <style:style style:name="T12" style:family="text">
      <style:text-properties officeooo:rsid="001896a1"/>
    </style:style>
    <style:style style:name="T13" style:family="text">
      <style:text-properties officeooo:rsid="00194db0"/>
    </style:style>
    <style:style style:name="T14" style:family="text">
      <style:text-properties officeooo:rsid="001abbba"/>
    </style:style>
    <style:style style:name="T15" style:family="text">
      <style:text-properties officeooo:rsid="001baf4f"/>
    </style:style>
    <style:style style:name="T16" style:family="text">
      <style:text-properties officeooo:rsid="001c014f"/>
    </style:style>
    <style:style style:name="T17" style:family="text">
      <style:text-properties officeooo:rsid="001ceeea"/>
    </style:style>
    <style:style style:name="T18" style:family="text">
      <style:text-properties officeooo:rsid="001f9399"/>
    </style:style>
    <style:style style:name="T19" style:family="text">
      <style:text-properties officeooo:rsid="001fc798"/>
    </style:style>
    <style:style style:name="T20" style:family="text">
      <style:text-properties officeooo:rsid="00205842"/>
    </style:style>
    <style:style style:name="T21" style:family="text">
      <style:text-properties officeooo:rsid="0021ae4e"/>
    </style:style>
    <style:style style:name="T22" style:family="text">
      <style:text-properties officeooo:rsid="0021fe7a"/>
    </style:style>
    <style:style style:name="T23" style:family="text">
      <style:text-properties officeooo:rsid="00232e23"/>
    </style:style>
    <style:style style:name="T24" style:family="text">
      <style:text-properties style:text-position="super 58%" officeooo:rsid="00232e23"/>
    </style:style>
    <style:style style:name="T25" style:family="text">
      <style:text-properties style:text-position="0% 100%" officeooo:rsid="0024f2ac"/>
    </style:style>
    <style:style style:name="T26" style:family="text">
      <style:text-properties style:text-position="0% 100%" officeooo:rsid="002636bb"/>
    </style:style>
    <style:style style:name="T27" style:family="text">
      <style:text-properties style:text-position="0% 100%" officeooo:rsid="0028136f"/>
    </style:style>
    <style:style style:name="T28" style:family="text">
      <style:text-properties style:text-position="0% 100%" officeooo:rsid="0029dcfc"/>
    </style:style>
    <style:style style:name="T29" style:family="text">
      <style:text-properties style:text-position="0% 100%" officeooo:rsid="0029e826"/>
    </style:style>
    <style:style style:name="T30" style:family="text">
      <style:text-properties style:text-position="0% 100%" officeooo:rsid="002a558a"/>
    </style:style>
    <style:style style:name="T31" style:family="text">
      <style:text-properties style:text-position="0% 100%" officeooo:rsid="002c4378"/>
    </style:style>
    <style:style style:name="T32" style:family="text">
      <style:text-properties style:text-position="0% 100%" officeooo:rsid="002c6bcc"/>
    </style:style>
    <style:style style:name="T33" style:family="text">
      <style:text-properties style:text-position="0% 100%" fo:font-weight="normal" officeooo:rsid="0032eb02" style:font-weight-asian="normal" style:font-weight-complex="normal"/>
    </style:style>
    <style:style style:name="T34" style:family="text">
      <style:text-properties style:text-position="0% 100%" fo:font-weight="normal" officeooo:rsid="0034db74" style:font-weight-asian="normal" style:font-weight-complex="normal"/>
    </style:style>
    <style:style style:name="T35" style:family="text">
      <style:text-properties style:text-position="0% 100%" fo:font-weight="normal" officeooo:rsid="0037c1c1" style:font-weight-asian="normal" style:font-weight-complex="normal"/>
    </style:style>
    <style:style style:name="T36" style:family="text">
      <style:text-properties style:text-position="0% 100%" fo:font-weight="normal" officeooo:rsid="003830db" style:font-weight-asian="normal" style:font-weight-complex="normal"/>
    </style:style>
    <style:style style:name="T37" style:family="text">
      <style:text-properties style:text-position="0% 100%" fo:font-weight="normal" officeooo:rsid="0039e220" style:font-weight-asian="normal" style:font-weight-complex="normal"/>
    </style:style>
    <style:style style:name="T38" style:family="text">
      <style:text-properties style:text-position="0% 100%" fo:font-weight="normal" officeooo:rsid="003a0b0e" style:font-weight-asian="normal" style:font-weight-complex="normal"/>
    </style:style>
    <style:style style:name="T39" style:family="text">
      <style:text-properties style:text-position="0% 100%" fo:font-weight="normal" officeooo:rsid="003b0884" style:font-weight-asian="normal" style:font-weight-complex="normal"/>
    </style:style>
    <style:style style:name="T40" style:family="text">
      <style:text-properties style:text-position="0% 100%" fo:font-size="8pt" fo:font-weight="normal" officeooo:rsid="0032eb02" style:font-size-asian="8pt" style:font-weight-asian="normal" style:font-size-complex="8pt" style:font-weight-complex="normal"/>
    </style:style>
    <style:style style:name="T41" style:family="text">
      <style:text-properties style:text-position="0% 100%" fo:font-size="8pt" fo:font-weight="bold" officeooo:rsid="0032eb02" style:font-size-asian="8pt" style:font-weight-asian="bold" style:font-size-complex="8pt" style:font-weight-complex="bold"/>
    </style:style>
    <style:style style:name="T42" style:family="text">
      <style:text-properties officeooo:rsid="002cd481"/>
    </style:style>
    <style:style style:name="T43" style:family="text">
      <style:text-properties officeooo:rsid="0031e3c5"/>
    </style:style>
    <style:style style:name="T44" style:family="text">
      <style:text-properties officeooo:rsid="0032135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5">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Emily Cook</text:p>
      <text:p text:style-name="P8">Reilly Steele</text:p>
      <text:p text:style-name="P8">Jon Kennedy</text:p>
      <text:p text:style-name="P8">Data Mining 497b</text:p>
      <text:p text:style-name="P8">Spring 2013</text:p>
      <text:p text:style-name="P23"/>
      <text:p text:style-name="P17"><text:span text:style-name="T42">Up to</text:span><text:span text:style-name="T23"> </text:span><text:span text:style-name="T42">May</text:span><text:span text:style-name="T23"> 3</text:span><text:span text:style-name="T24">rd</text:span></text:p>
      <text:p text:style-name="P16"/>
      <text:p text:style-name="P9">The original idea for our group was to mine data about league of legends to figure out different facts about the game. <text:s/>Such as which team comps typically won and if there was some sort of meta, a commonly used team composition. <text:s/>Unfortunately this idea kind of fell through when we were unable to get data from Riot games in a short amount of time. <text:s/>They have some process to go through and the list of people trying to get their data is quite large. <text:s/></text:p>
      <text:p text:style-name="P9"/>
      <text:p text:style-name="P1"><text:span text:style-name="T1">For our new idea we decided we wanted to mine twitter. <text:s/>Our goal is to look at a training set of data, which will be a large set of tweets, and from that data find common hash-tags used within tweets with certain words. <text:s/></text:span><text:span text:style-name="T20">(Suggest hash-tags to a user based on what they are tweeting about).</text:span></text:p>
      <text:p text:style-name="P10"/>
      <text:p text:style-name="P4"><text:span text:style-name="T2">1) The data we are going to use is a large amount of tweets. </text:span><text:span text:style-name="T6">We will get the data by using a JavaScript combined with twitter api to pull in random twitter tweets. <text:s/>We will let this script run for a few hours so we get a large pool of data to play around with. </text:span><text:span text:style-name="T8">We found a site that does this for us, URL: (</text:span><text:span text:style-name="T17">https://stream.twitter.com/1.1/statuses/sample.json?language=en</text:span><text:span text:style-name="T8">). <text:s/></text:span><text:span text:style-name="T17">We are giving the search the parameter of </text:span><text:span text:style-name="T21">English</text:span><text:span text:style-name="T17">, since we are really not too interested in a language we do not understand. <text:s/></text:span><text:span text:style-name="T8">Note: this requires a twitter account to view. <text:s/></text:span><text:span text:style-name="T22">W</text:span><text:span text:style-name="T12">e are going to save this data into a file and parse </text:span><text:span text:style-name="T13">it </text:span><text:span text:style-name="T14">to obtain the data we actually want. <text:s/></text:span><text:span text:style-name="T22">This gives us some raw data which includes tweets, which we will parse out all of the tweets to get the data we actually want. <text:s/></text:span></text:p>
      <text:p text:style-name="P11"/>
      <text:p text:style-name="P2"><text:span text:style-name="T2">2) The way we plan to go about this is by parsing the data into individual tweets. <text:s/>Within those tweets we will look at <text:s/>which hash-tags were used and keep a list of which hash-tags are used when which words are mentioned. <text:s/>We will use association rules to figure out strong relationships between words and hash-tags. <text:s/></text:span><text:span text:style-name="T3">We will use the rule evaluation metrics such as support and confidence. <text:s/>If the support is high, </text:span><text:span text:style-name="T4">between a word and a hash-tag then we will find</text:span><text:span text:style-name="T3"> confidence. <text:s/></text:span><text:span text:style-name="T4">If the confidence</text:span><text:span text:style-name="T3"> is also high, then we have found a good suggested </text:span><text:span text:style-name="T4">hash-tag. <text:s/></text:span><text:span text:style-name="T2">For example the word Mariners may often have the hash-tag #baseball, but the word baseball may not necessarily have the #Mariners. <text:s/>As Mariners is a baseball team so the two may be commonly used </text:span><text:span text:style-name="T5">(high support and high confidence)</text:span><text:span text:style-name="T2">, but seeing as baseball is a more broad subject #mariners is not probably strongly related </text:span><text:span text:style-name="T5">(high support and low confidence)</text:span><text:span text:style-name="T2">. <text:s/></text:span></text:p>
      <text:p text:style-name="P11"/>
      <text:p text:style-name="P7"><text:span text:style-name="T2">3) </text:span><text:span text:style-name="T7">Once we have collected a large pool of data using the twitter api, we will parse the data to look at individual tweets. <text:s/>We will strip out all repeat tweets, tweets without hash-tags (since they will not give us any relative information), and tweet </text:span><text:span text:style-name="T19">replies.</text:span><text:span text:style-name="T7"> <text:s/>We will end up with a collection of items, where each item is a single tweet containing all hash-tags and words that appear. <text:s/>For example a small collection </text:span><text:span text:style-name="T9">of our parsed data</text:span><text:span text:style-name="T7"> would look like this:</text:span></text:p>
      <table:table table:name="Table1" table:style-name="Table1">
        <table:table-column table:style-name="Table1.A"/>
        <table:table-column table:style-name="Table1.B"/>
        <table:table-row>
          <table:table-cell table:style-name="Table1.A1" office:value-type="string">
            <text:p text:style-name="P20">TID</text:p>
          </table:table-cell>
          <table:table-cell table:style-name="Table1.B1" office:value-type="string">
            <text:p text:style-name="P20">Items</text:p>
          </table:table-cell>
        </table:table-row>
        <table:table-row>
          <table:table-cell table:style-name="Table1.A2" office:value-type="string">
            <text:p text:style-name="P20">1</text:p>
          </table:table-cell>
          <table:table-cell table:style-name="Table1.B2" office:value-type="string">
            <text:p text:style-name="P20">{That, league, game, was, ridiculous, I, carried, as, #annie, #LoL}</text:p>
          </table:table-cell>
        </table:table-row>
        <table:table-row>
          <table:table-cell table:style-name="Table1.A2" office:value-type="string">
            <text:p text:style-name="P20">2</text:p>
          </table:table-cell>
          <table:table-cell table:style-name="Table1.B2" office:value-type="string">
            <text:p text:style-name="P18"><text:span text:style-name="T7">{Today, #baseball, #game, was, amazing, </text:span><text:span text:style-name="T10">#warm</text:span><text:span text:style-name="T7">}</text:span></text:p>
          </table:table-cell>
        </table:table-row>
        <table:table-row>
          <table:table-cell table:style-name="Table1.A2" office:value-type="string">
            <text:p text:style-name="P20">3</text:p>
          </table:table-cell>
          <table:table-cell table:style-name="Table1.B2" office:value-type="string">
            <text:p text:style-name="P20">{I, failed, that, test, #badday, #annoyed}</text:p>
          </table:table-cell>
        </table:table-row>
        <table:table-row>
          <table:table-cell table:style-name="Table1.A2" office:value-type="string">
            <text:p text:style-name="P20">4</text:p>
          </table:table-cell>
          <table:table-cell table:style-name="Table1.B2" office:value-type="string">
            <text:p text:style-name="P21">{delicious, mexican, #foodisamazing, #dinner, #food}</text:p>
          </table:table-cell>
        </table:table-row>
        <table:table-row>
          <table:table-cell table:style-name="Table1.A2" office:value-type="string">
            <text:p text:style-name="P20">5</text:p>
          </table:table-cell>
          <table:table-cell table:style-name="Table1.B2" office:value-type="string">
            <text:p text:style-name="P19"><text:span text:style-name="T9">{that, meal, was, delicious, #food, </text:span><text:span text:style-name="T10">#warm</text:span><text:span text:style-name="T9">}</text:span></text:p>
          </table:table-cell>
        </table:table-row>
        <table:table-row>
          <table:table-cell table:style-name="Table1.A2" office:value-type="string">
            <text:p text:style-name="P20">6</text:p>
          </table:table-cell>
          <table:table-cell table:style-name="Table1.B2" office:value-type="string">
            <text:p text:style-name="P21">{the, sun, is, out, today, #warm, #weather}</text:p>
          </table:table-cell>
        </table:table-row>
      </table:table>
      <text:p text:style-name="P12"/>
      <text:p text:style-name="P3"><text:span text:style-name="T9">From this example data we would find out that tweets that contain the word 'delicious' often contain the hash-tag food (#food). <text:s text:c="2"/>So if someone was creating a tweet about something being delicious, the #food would be suggested. <text:s text:c="2"/></text:span><text:span text:style-name="T10">The #warm appears three times in this data, but there are no words that also appear each time with this hash-tag (or even twice) so the based on this mini training set, the #warm would not be suggested when someone was tweeting.</text:span></text:p>
      <text:p text:style-name="P13"/>
      <text:p text:style-name="P5"><text:span text:style-name="T10">The language we </text:span><text:span text:style-name="T11">are using</text:span><text:span text:style-name="T10"> </text:span><text:span text:style-name="T11">to parse this data is python. <text:s/></text:span><text:span text:style-name="T22">We are able to harvest a large amount of tweets in a small amount of time, in about a 5 minute period of time we can collect around 20,000 entries for our item-set. <text:s/></text:span><text:span text:style-name="T15">We are </text:span><text:span text:style-name="T22">a </text:span><text:span text:style-name="T15">going to use the python json library to easily decode the data we collected from the twitter json we ran earlier </text:span><text:span text:style-name="T16">and make it more readable. <text:s/></text:span><text:span text:style-name="T18">We are just interested in getting the 'text' of the tweet itself, not the date it was created, the tweet id, or any of the other information this json script gets. <text:s/></text:span><text:span text:style-name="T19">The next thing we </text:span><text:span text:style-name="T23">are going to have to </text:span><text:span text:style-name="T19">do is strip the data of repeat tweet, tweet replies, and tweets which contain no hash-tags. <text:s/>We </text:span><text:span text:style-name="T23">will </text:span><text:span text:style-name="T19">then split each string to create an item which is made up of each word/hash-tag in that tweet. <text:s/>From this we have our complete item set to start using association rules on to find hash-tags to suggest to people tweetin</text:span><text:span text:style-name="T23">g</text:span><text:span text:style-name="T19">. <text:s/></text:span></text:p>
      <text:p text:style-name="P22"/>
      <text:p text:style-name="P24"/>
      <text:p text:style-name="P14"><text:span text:style-name="T23">Since May 3</text:span><text:span text:style-name="T24">rd</text:span></text:p>
      <text:p text:style-name="P25"/>
      <text:p text:style-name="P26">Recap: As of last week we had figured out how to get tweets from twitter in a raw data form, and we stripped our document of raw data to only contain tweets.</text:p>
      <text:p text:style-name="P26"/>
      <text:p text:style-name="P5"><text:span text:style-name="T25">What we have done since then: <text:s/>We have taken our document of tweets and parsed the data of tweets we are not interested in. <text:s/></text:span><text:span text:style-name="T26">Such as the tweets that are retweets (tweets that have already been posted so we are treating them as a duplicated so we do not include the same tweet twice in our data set). <text:s/>We are also parsing the tweets that contain no hashtags, because they do not contain any information realative to us, as we are trying to connect word with hashtags. <text:s/></text:span><text:span text:style-name="T27">The final thing we are stripping from our data is tweet replies, these are tweets that start with '@'. <text:s/>Since we are curious to original tweets not what people are saying in reply to those tweets. <text:s/></text:span></text:p>
      <text:p text:style-name="P27"/>
      <text:p text:style-name="P6"><text:span text:style-name="T28">We have also taken each parsed tweet a</text:span><text:span text:style-name="T29">nd </text:span><text:span text:style-name="T30">created an object.</text:span><text:span text:style-name="T28"> </text:span><text:span text:style-name="T29">We are using the following data structure for a tweet, </text:span><text:span text:style-name="T30">where</text:span><text:span text:style-name="T29"> each tweet is an object </text:span><text:span text:style-name="T31">that</text:span><text:span text:style-name="T29"> contains a set of hashtags and words.</text:span></text:p>
      <text:p text:style-name="P28"/>
      <text:p text:style-name="P30">In python:</text:p>
      <text:p text:style-name="P29">Class Tweet(object):</text:p>
      <text:p text:style-name="P29"><text:tab/>def __init___(self):</text:p>
      <text:p text:style-name="P29"><text:tab/><text:tab/>self.words=set()</text:p>
      <text:p text:style-name="P29"><text:tab/><text:tab/>self.hashtags=set()</text:p>
      <text:p text:style-name="P31"/>
      <text:p text:style-name="P32">Example tweet: “#YOLO Today was extremely #fun”</text:p>
      <text:p text:style-name="P32"/>
      <text:p text:style-name="P15"><text:span text:style-name="T32">Single </text:span><text:span text:style-name="T29">Tweet: </text:span><text:span text:style-name="T32">(Example)</text:span></text:p>
      <table:table table:name="Table2" table:style-name="Table2">
        <table:table-column table:style-name="Table2.A"/>
        <table:table-column table:style-name="Table2.B"/>
        <table:table-row>
          <table:table-cell table:style-name="Table2.A1" office:value-type="string">
            <text:p text:style-name="P43">Words</text:p>
            <table:table table:name="Table3" table:style-name="Table3">
              <table:table-column table:style-name="Table3.A"/>
              <table:table-row>
                <table:table-cell table:style-name="Table3.A1" office:value-type="string">
                  <text:p text:style-name="P44">Today</text:p>
                </table:table-cell>
              </table:table-row>
              <table:table-row>
                <table:table-cell table:style-name="Table3.A2" office:value-type="string">
                  <text:p text:style-name="P44">was</text:p>
                </table:table-cell>
              </table:table-row>
              <table:table-row>
                <table:table-cell table:style-name="Table3.A2" office:value-type="string">
                  <text:p text:style-name="P44">extremely</text:p>
                </table:table-cell>
              </table:table-row>
            </table:table>
            <text:p text:style-name="P44"/>
          </table:table-cell>
          <table:table-cell table:style-name="Table2.B1" office:value-type="string">
            <text:p text:style-name="P43">Hashtags</text:p>
            <table:table table:name="Table4" table:style-name="Table4">
              <table:table-column table:style-name="Table4.A"/>
              <table:table-row>
                <table:table-cell table:style-name="Table4.A1" office:value-type="string">
                  <text:p text:style-name="P44">#YOLO</text:p>
                </table:table-cell>
              </table:table-row>
              <table:table-row>
                <table:table-cell table:style-name="Table4.A2" office:value-type="string">
                  <text:p text:style-name="P44">#fun</text:p>
                </table:table-cell>
              </table:table-row>
            </table:table>
            <text:p text:style-name="P44"/>
          </table:table-cell>
        </table:table-row>
      </table:table>
      <text:p text:style-name="P33"/>
      <text:p text:style-name="P33">So our data is now cleanly parsed and is in the form of a list containing objects of our class Tweet. <text:s/>We have sucesfully done this with a small data set (~10,000 tweets) we are in the process of writing a program that will automatically get tweets from the json script we found, as we realized this fills up after awhile and will stop taking in new tweets. <text:s/></text:p>
      <text:p text:style-name="P42"/>
      <text:p text:style-name="P34"><text:span text:style-name="T43">Final Progress Report</text:span></text:p>
      <text:p text:style-name="P35"><text:span text:style-name="T44"/></text:p>
      <text:list xml:id="list506890244" text:style-name="L5">
        <text:list-item>
          <text:p text:style-name="P38"><text:span text:style-name="T35">Our data source is the following stream of tweets: </text:span><text:a xlink:type="simple" xlink:href="https://stream.twitter.com/1.1/statuses/sample.json?language=en"><text:span text:style-name="T35">https://stream.twitter.com/1.1/statuses/sample.json?language=en</text:span></text:a></text:p>
          <text:p text:style-name="P38"><text:span text:style-name="T35">Though you need a twitter account to log in and view this stream.</text:span></text:p>
        </text:list-item>
        <text:list-item>
          <text:p text:style-name="P40"><text:span text:style-name="T39">The data that goes in is raw tweets. <text:s/>The information that comes out is a set of confidence rules. <text:s/>Using these confidence rules we will be able to associate words within a tweet with possible hashtags. <text:s/>Using the combination of these confidence rule we will be able to suggest to the user hashtags based on every word in the tweet (given a hashtag exists with a high confidence). <text:s/></text:span></text:p>
        </text:list-item>
        <text:list-item>
          <text:p text:style-name="P37"><text:span text:style-name="T33"/></text:p>
          <text:list>
            <text:list-item>
              <text:p text:style-name="P37"><text:span text:style-name="T33">For our 'data-cleanup' we parsed out tweets that were irrelevant to our project. <text:s/>The twitter </text:span><text:span text:style-name="T35">json</text:span><text:span text:style-name="T33"> we found get us raw data of tweets. <text:s/>The raw data for a single tweet looks like: <text:s/></text:span><text:span text:style-name="T40">'{"created_at":"Tue Jun 04 04:13:03 +0000 2013","id":341769543758258177,"id_str":"341769543758258177","text":"</text:span><text:span text:style-name="T41">Cherish your loves, whatever they may be. Respect what you dislike</text:span><text:span text:style-name="T40">, everyone sees differently.","source":"\u003ca href=\"http:\/\/twitter.com\/download\/iphone\" rel=\"nofollow\"\u003eTwitter for iPhone\u003c\/a\u003e","truncated":false,"in_reply_to_status_id":null,"in_reply_to_status_id_str":null,"in_reply_to_user_id":null,"in_reply_to_user_id_str":null,"in_reply_to_screen_name":null,"user":{"id":441458206,"id_str":"441458206","name":"Jack Giordano","screen_name":"Juicy_Jay_Mayn","location":"Chesterton Indiana","url":null,"description":"Be who you are and say what you feel, because those that mind dont matter and those that matter dont mind.","protected":false,"followers_count":233,"friends_count":299,"listed_count":0,"created_at":"Tue Dec 20 03:34:26 +0000 2011","favourites_count":942,"utc_offset":-25200,"time_zone":"Mountain Time (US &amp; Canada)","geo_enabled":false,"verified":false,"statuses_count":1488,"lang":"en","contributors_enabled":false,"is_translator":false,"profile_background_color":"C0DEED","profile_background_image_url":"http:\/\/a0.twimg.com\/images\/themes\/theme1\/bg.png","profile_background_image_url_https":"https:\/\/si0.twimg.com\/images\/themes\/theme1\/bg.png","profile_background_tile":false,"profile_image_url":"http:\/\/a0.twimg.com\/profile_images\/3676190118\/124c9f866a7793b4b794a3d7a795e102_normal.jpeg","profile_image_url_https":"https:\/\/si0.twimg.com\/profile_images\/3676190118\/124c9f866a7793b4b794a3d7a795e102_normal.jpeg","profile_banner_url":"https:\/\/pbs.twimg.com\/profile_banners\/441458206\/1367897659","profile_link_color":"0084B4","profile_sidebar_border_color":"C0DEED","profile_sidebar_fill_color":"DDEEF6","profile_text_color":"333333","profile_use_background_image":true,"default_profile":true,"default_profile_image":false,"following":null,"follow_request_sent":null,"notifications":null},"geo":null,"coordinates":null,"place":null,"contributors":null,"retweet_count":0,"favorite_count":0,"entities":{"hashtags":[],"symbols":[],"urls":[],"user_mentions":[]},"favorited":false,"retweeted":false,"filter_level":"medium","lang":"en"}.</text:span></text:p>
              <text:p text:style-name="P41"><text:span text:style-name="T33">Which is clearly a lot of information we do not need. <text:s/>Our python code parses out just the tweet itself (the bolded text in the the raw data). <text:s/>Though most of the information is useless to our project itself, it does help us in the cleaning up stage. <text:s/>With this other information we are able to tell which tweets are tweet replies and reposted tweets, which we are only interested in original tweets. <text:s/>Tweet replies are other users responses to tweets, which are irrelevant and reposted tweets we do not need, because we could end up with hundreds of the same tweet which would skew our data. <text:s/>The next step our python code does is remove tweets that contain no hashtags, </text:span><text:span text:style-name="T34">as these are also irrelevant to our project. <text:s/></text:span></text:p>
            </text:list-item>
            <text:list-item>
              <text:p text:style-name="P38"><text:span text:style-name="T35">The software we are using to collect our data is a json script which streams tweets as long as it is open. <text:s/>We gave the search the paramater of 'english' so we would only get tweets we could understand. <text:s/></text:span><text:span text:style-name="T36">This is a json script we found online, not something we created ourselves. <text:s/>To clean up and run data anayalsis on our data we use the programming language python and the json library. <text:s/>??From there we use the orange library's built in association rules to run tests on our data. <text:s/>??</text:span></text:p>
            </text:list-item>
            <text:list-item>
              <text:p text:style-name="P40"><text:span text:style-name="T37">Once we have done all of our data cleaning we have a list of tweets. <text:s/>A 'tweet' is a object we created that contains two inner sets of words. <text:s/>These two sets are words and hashtags. <text:s/>For example, the tweet 'Today was a sunny day! #warm #goodtimes” would become a 'tweet' with the following two sets: (Today, was, a, sunny, day) and (#warm, #goodtimes). <text:s/></text:span><text:span text:style-name="T38">Once we have a collection of 'tweets' <text:s/>we run them through some association rules. <text:s/></text:span></text:p>
            </text:list-item>
          </text:list>
        </text:list-item>
        <text:list-item>
          <text:p text:style-name="P39"><text:span text:style-name="T36">---</text:span></text:p>
        </text:list-item>
      </text:list>
      <text:p text:style-name="P36"><text:span text:style-name="T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ily Cook</meta:initial-creator>
    <meta:creation-date>2013-05-02T19:41:29</meta:creation-date>
    <dc:date>2013-06-03T22:21:04</dc:date>
    <dc:creator>Emily Cook</dc:creator>
    <meta:editing-duration>PT4H14M31S</meta:editing-duration>
    <meta:editing-cycles>54</meta:editing-cycles>
    <meta:generator>LibreOffice/3.6$Linux_X86_64 LibreOffice_project/360m1$Build-2</meta:generator>
    <meta:document-statistic meta:table-count="4" meta:image-count="0" meta:object-count="0" meta:page-count="4" meta:paragraph-count="55" meta:word-count="1605" meta:character-count="10837" meta:non-whitespace-character-count="9206"/>
  </office:meta>
</office:document-meta>
</file>